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3pt" style:font-size-asian="13pt" style:font-size-complex="13pt"/>
    </style:style>
    <style:style style:name="P2" style:family="paragraph" style:parent-style-name="Table_20_Contents">
      <style:text-properties style:font-name="Calibri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 style:list-style-name="L1">
      <style:text-properties style:font-name="Calibri" fo:font-size="13pt" style:font-size-asian="13pt" style:font-size-complex="13pt"/>
    </style:style>
    <style:style style:name="P5" style:family="paragraph" style:parent-style-name="Table_20_Contents" style:list-style-name="L1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3">NOME SCENARIO: <text:s/>SONDAGGIO RINUNCIA DI UN GENITORE</text:p>
          </table:table-cell>
        </table:table-row>
        <table:table-row>
          <table:table-cell table:style-name="Tabella1.A2" office:value-type="string">
            <text:p text:style-name="P2">PARTECIPANTE: <text:s/><text:span text:style-name="T1">Alberto - </text:span><text:span text:style-name="T2">genitore</text:span></text:p>
          </table:table-cell>
        </table:table-row>
        <table:table-row>
          <table:table-cell table:style-name="Tabella1.A2" office:value-type="string">
            <text:p text:style-name="P1">Flusso degli eventi:</text:p>
            <text:list xml:id="list29534792" text:style-name="L1">
              <text:list-item>
                <text:p text:style-name="P5">Alberto clicca sul pulsante <text:span text:style-name="T3">Domanda di Rinuncia</text:span></text:p>
              </text:list-item>
              <text:list-item>
                <text:p text:style-name="P5">Alberto compila la Domanda di rinuncia</text:p>
              </text:list-item>
              <text:list-item>
                <text:p text:style-name="P5">Alberto clicca su <text:span text:style-name="T3">Invia Domanda</text:span></text:p>
              </text:list-item>
              <text:list-item>
                <text:p text:style-name="P5">Compare la pagina “<text:span text:style-name="T3">Perché rinunci all'Asilo?”</text:span></text:p>
              </text:list-item>
              <text:list-item>
                <text:p text:style-name="P5">Alberto compila il sondaggio</text:p>
              </text:list-item>
              <text:list-item>
                <text:p text:style-name="P5">Alberto preme “Conferma Domanda e Invia Sondaggio”</text:p>
              </text:list-item>
              <text:list-item>
                <text:p text:style-name="P5">Alberto chiude il sistema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fonso Piscitelli</meta:initial-creator>
    <meta:creation-date>2012-10-16T09:30:26.50</meta:creation-date>
    <dc:date>2012-10-16T10:00:42.01</dc:date>
    <dc:creator>Alfonso Piscitelli</dc:creator>
    <meta:editing-duration>PT25M28S</meta:editing-duration>
    <meta:editing-cycles>2</meta:editing-cycles>
    <meta:generator>OpenOffice.org/3.3$Win32 OpenOffice.org_project/330m20$Build-9567</meta:generator>
    <meta:document-statistic meta:table-count="1" meta:image-count="0" meta:object-count="0" meta:page-count="1" meta:paragraph-count="10" meta:word-count="62" meta:character-count="380"/>
  </office:meta>
</office:document-meta>
</file>